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1.872cm" fo:min-width="1.622cm" fo:padding-top="0.125cm" fo:padding-bottom="0.125cm" fo:padding-left="0.25cm" fo:padding-right="0.25cm"/>
    </style:style>
    <style:style style:name="gr2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772cm" fo:min-width="1.522cm" fo:padding-top="0.175cm" fo:padding-bottom="0.175cm" fo:padding-left="0.3cm" fo:padding-right="0.3cm"/>
    </style:style>
    <style:style style:name="gr4" style:family="graphic" style:parent-style-name="objectwithoutfill">
      <style:graphic-properties svg:stroke-color="#00ccff" draw:marker-start="Arrow" draw:marker-end="" draw:marker-end-width="0.3cm" draw:fill="none" draw:textarea-vertical-align="middle"/>
    </style:style>
    <style:style style:name="gr5" style:family="graphic" style:parent-style-name="objectwithoutfill">
      <style:graphic-properties svg:stroke-color="#00ccff" draw:marker-start="" draw:marker-end="Arrow" draw:fill="none" draw:textarea-vertical-align="top"/>
    </style:style>
    <style:style style:name="gr6" style:family="graphic" style:parent-style-name="objectwithoutfill">
      <style:graphic-properties svg:stroke-color="#00ccff" draw:marker-end="Arrow" draw:fill="none" draw:textarea-vertical-align="top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75cm" fo:min-width="4.749cm" fo:wrap-option="no-wrap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75cm" fo:min-width="5.149cm" fo:wrap-option="no-wrap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75cm" fo:min-width="6.149cm" fo:wrap-option="no-wrap"/>
    </style:style>
    <style:style style:name="gr10" style:family="graphic" style:parent-style-name="objectwithoutfill">
      <style:graphic-properties svg:stroke-color="#00ccff" draw:marker-end="Arrow" draw:fill="none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3.25cm" fo:min-width="5.049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cm" svg:height="3cm" svg:x="11.201cm" svg:y="8.501cm">
          <text:p text:style-name="P1"><text:span text:style-name="T1">IsConnected</text:span></text:p>
          <text:p text:style-name="P1"><text:span text:style-name="T1">== true</text:span></text:p>
          <text:p text:style-name="P1"><text:span text:style-name="T1">IsTracking</text:span></text:p>
          <text:p text:style-name="P1"><text:span text:style-name="T1">== 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4cm" svg:y1="10.7cm" svg:x2="11.3cm" svg:y2="10.7cm">
          <text:p text:style-name="P1"><text:span text:style-name="T1">Connect()</text:span></text:p>
        </draw:line>
        <draw:custom-shape draw:style-name="gr3" draw:text-style-name="P2" draw:layer="layout" svg:width="3cm" svg:height="3cm" svg:x="11.3cm" svg:y="14.201cm">
          <text:p text:style-name="P1"><text:span text:style-name="T1">IsConnected</text:span></text:p>
          <text:p text:style-name="P1"><text:span text:style-name="T1">== false</text:span></text:p>
          <text:p text:style-name="P1"><text:span text:style-name="T1">IsParked</text:span></text:p>
          <text:p text:style-name="P1"><text:span text:style-name="T1">== 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4cm" svg:y1="11.4cm" svg:x2="13.4cm" svg:y2="14.3cm">
          <text:p text:style-name="P1"><text:span text:style-name="T1">Park()</text:span></text:p>
        </draw:line>
        <draw:custom-shape draw:style-name="gr3" draw:text-style-name="P2" xml:id="id3" draw:id="id3" draw:layer="layout" svg:width="3cm" svg:height="3cm" svg:x="5.3cm" svg:y="8.601cm">
          <text:p text:style-name="P1"><text:span text:style-name="T1">IsConnected</text:span></text:p>
          <text:p text:style-name="P1"><text:span text:style-name="T1">== fal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2cm" svg:y1="14.3cm" svg:x2="12.2cm" svg:y2="11.4cm">
          <text:p text:style-name="P1"><text:span text:style-name="T1">Connect()</text:span></text:p>
        </draw:line>
        <draw:line draw:style-name="gr4" draw:text-style-name="P2" draw:layer="layout" svg:x1="8.4cm" svg:y1="9.439cm" svg:x2="11.3cm" svg:y2="9.439cm">
          <text:p text:style-name="P1"><text:span text:style-name="T1">Disonnect()</text:span></text:p>
        </draw:line>
        <draw:custom-shape draw:style-name="gr1" draw:text-style-name="P2" xml:id="id1" draw:id="id1" draw:layer="layout" svg:width="3cm" svg:height="3cm" svg:x="19.302cm" svg:y="8.502cm">
          <text:p text:style-name="P1"><text:span text:style-name="T1">IsSlewing</text:span></text:p>
          <text:p text:style-name="P1"><text:span text:style-name="T1">== 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2cm" svg:y1="10cm" svg:x2="19.4cm" svg:y2="10cm">
          <text:p text:style-name="P1"><text:span text:style-name="T1">SlewToAltAz(...)</text:span></text:p>
        </draw:line>
        <draw:line draw:style-name="gr2" draw:text-style-name="P2" draw:layer="layout" svg:x1="13.9cm" svg:y1="8.9cm" svg:x2="19.7cm" svg:y2="8.9cm">
          <text:p text:style-name="P1"><text:span text:style-name="T1">SlewToCoordinates(...)</text:span></text:p>
        </draw:line>
        <draw:connector draw:style-name="gr5" draw:text-style-name="P2" draw:layer="layout" draw:type="curve" draw:line-skew="-1.625cm" svg:x1="20.802cm" svg:y1="8.502cm" svg:x2="12.701cm" svg:y2="8.501cm" draw:start-shape="id1" draw:start-glue-point="4" draw:end-shape="id2" svg:d="M20802 8502c0-3190-8101-3190-8101-1" svg:viewBox="0 0 8102 2394">
          <text:p text:style-name="P1"><text:span text:style-name="T1">AbortSlew()</text:span></text:p>
        </draw:connector>
        <draw:line draw:style-name="gr4" draw:text-style-name="P2" draw:layer="layout" svg:x1="14cm" svg:y1="14.6cm" svg:x2="19.9cm" svg:y2="11cm">
          <text:p text:style-name="P1"><text:span text:style-name="T1">Park()</text:span></text:p>
        </draw:line>
        <draw:connector draw:style-name="gr6" draw:text-style-name="P3" draw:layer="layout" draw:type="curve" draw:line-skew="-2.626cm" svg:x1="20.802cm" svg:y1="8.502cm" svg:x2="6.8cm" svg:y2="8.601cm" draw:start-shape="id1" draw:start-glue-point="4" draw:end-shape="id3" draw:end-glue-point="4" svg:d="M20802 8502c0-4690-14002-4740-14002 99" svg:viewBox="0 0 14003 3624">
          <text:p text:style-name="P1"><text:span text:style-name="T1">Disconnect()</text:span></text:p>
        </draw:connector>
        <draw:line draw:style-name="gr4" draw:text-style-name="P2" draw:layer="layout" svg:x1="13.9cm" svg:y1="11.039cm" svg:x2="19.7cm" svg:y2="11.039cm">
          <text:p text:style-name="P1"><text:span text:style-name="T1">SlewComplete()</text:span></text:p>
        </draw:line>
        <draw:custom-shape draw:style-name="gr7" draw:text-style-name="P2" draw:layer="layout" svg:width="5.249cm" svg:height="2cm" svg:x="21.851cm" svg:y="5.4cm">
          <text:p text:style-name="P1"><text:span text:style-name="T1">SlewTo...</text:span></text:p>
          <text:p text:style-name="P1"><text:span text:style-name="T1">Only if no axis is slewing</text:span></text:p>
          <text:p text:style-name="P1"><text:span text:style-name="T1">or pulse guiding.</text:span></text:p>
          <draw:enhanced-geometry svg:viewBox="0 0 21600 21600" draw:mirror-horizontal="false" draw:type="line-callout-1" draw:modifiers="-13992.6857142857 33258.1709145427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2" draw:layer="layout" svg:width="5.249cm" svg:height="2cm" svg:x="22.051cm" svg:y="13.34cm">
          <text:p text:style-name="P1"><text:span text:style-name="T1">True for both axes.</text:span></text:p>
          <text:p text:style-name="P1"><text:span text:style-name="T1">MoveAxis(...) is not possible</text:span></text:p>
          <text:p text:style-name="P1"><text:span text:style-name="T1">until SlewComplete() or</text:span></text:p>
          <text:p text:style-name="P1"><text:span text:style-name="T1">AbortSlew()</text:span></text:p>
          <draw:enhanced-geometry svg:viewBox="0 0 21600 21600" draw:mirror-horizontal="false" draw:type="line-callout-1" draw:modifiers="-5422.62857142857 -19192.8035982009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2" draw:style-name="dp1" draw:master-page-name="Default">
        <draw:custom-shape draw:style-name="gr1" draw:text-style-name="P2" xml:id="id5" draw:id="id5" draw:layer="layout" svg:width="3cm" svg:height="3cm" svg:x="11.201cm" svg:y="8.501cm">
          <text:p text:style-name="P1"><text:span text:style-name="T1">IsConnected</text:span></text:p>
          <text:p text:style-name="P1"><text:span text:style-name="T1">== true</text:span></text:p>
          <text:p text:style-name="P1"><text:span text:style-name="T1">IsTracking</text:span></text:p>
          <text:p text:style-name="P1"><text:span text:style-name="T1">== 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4cm" svg:y1="10.7cm" svg:x2="11.3cm" svg:y2="10.7cm">
          <text:p text:style-name="P1"><text:span text:style-name="T1">Connect()</text:span></text:p>
        </draw:line>
        <draw:custom-shape draw:style-name="gr3" draw:text-style-name="P2" draw:layer="layout" svg:width="3cm" svg:height="3cm" svg:x="11.3cm" svg:y="14.201cm">
          <text:p text:style-name="P1"><text:span text:style-name="T1">IsConnected</text:span></text:p>
          <text:p text:style-name="P1"><text:span text:style-name="T1">== false</text:span></text:p>
          <text:p text:style-name="P1"><text:span text:style-name="T1">IsParked</text:span></text:p>
          <text:p text:style-name="P1"><text:span text:style-name="T1">== 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4cm" svg:y1="11.4cm" svg:x2="13.4cm" svg:y2="14.3cm">
          <text:p text:style-name="P1"><text:span text:style-name="T1">Park()</text:span></text:p>
        </draw:line>
        <draw:custom-shape draw:style-name="gr3" draw:text-style-name="P2" xml:id="id6" draw:id="id6" draw:layer="layout" svg:width="3cm" svg:height="3cm" svg:x="5.3cm" svg:y="8.601cm">
          <text:p text:style-name="P1"><text:span text:style-name="T1">IsConnected</text:span></text:p>
          <text:p text:style-name="P1"><text:span text:style-name="T1">== fal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2cm" svg:y1="14.3cm" svg:x2="12.2cm" svg:y2="11.4cm">
          <text:p text:style-name="P1"><text:span text:style-name="T1">Connect()</text:span></text:p>
        </draw:line>
        <draw:line draw:style-name="gr4" draw:text-style-name="P2" draw:layer="layout" svg:x1="8.4cm" svg:y1="9.439cm" svg:x2="11.3cm" svg:y2="9.439cm">
          <text:p text:style-name="P1"><text:span text:style-name="T1">Disonnect()</text:span></text:p>
        </draw:line>
        <draw:custom-shape draw:style-name="gr1" draw:text-style-name="P2" xml:id="id4" draw:id="id4" draw:layer="layout" svg:width="3cm" svg:height="3cm" svg:x="19.302cm" svg:y="8.502cm">
          <text:p text:style-name="P1"><text:span text:style-name="T1">IsSlewing</text:span></text:p>
          <text:p text:style-name="P1"><text:span text:style-name="T1">== 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9cm" svg:y1="8.9cm" svg:x2="19.7cm" svg:y2="8.9cm">
          <text:p text:style-name="P1"><text:span text:style-name="T1">MoveAxis(...)</text:span></text:p>
        </draw:line>
        <draw:connector draw:style-name="gr5" draw:text-style-name="P2" draw:layer="layout" draw:type="curve" draw:line-skew="-1.625cm" svg:x1="20.802cm" svg:y1="8.502cm" svg:x2="12.701cm" svg:y2="8.501cm" draw:start-shape="id4" draw:start-glue-point="4" draw:end-shape="id5" svg:d="M20802 8502c0-3190-8101-3190-8101-1" svg:viewBox="0 0 8102 2394">
          <text:p text:style-name="P1"><text:span text:style-name="T1">AbortSlew()</text:span></text:p>
        </draw:connector>
        <draw:line draw:style-name="gr4" draw:text-style-name="P2" draw:layer="layout" svg:x1="14cm" svg:y1="14.6cm" svg:x2="19.9cm" svg:y2="11cm">
          <text:p text:style-name="P1"><text:span text:style-name="T1">Park()</text:span></text:p>
        </draw:line>
        <draw:connector draw:style-name="gr6" draw:text-style-name="P3" draw:layer="layout" draw:type="curve" draw:line-skew="-2.626cm" svg:x1="20.802cm" svg:y1="8.502cm" svg:x2="6.8cm" svg:y2="8.601cm" draw:start-shape="id4" draw:start-glue-point="4" draw:end-shape="id6" draw:end-glue-point="4" svg:d="M20802 8502c0-4690-14002-4740-14002 99" svg:viewBox="0 0 14003 3624">
          <text:p text:style-name="P1"><text:span text:style-name="T1">Disconnect()</text:span></text:p>
        </draw:connector>
        <draw:line draw:style-name="gr4" draw:text-style-name="P2" draw:layer="layout" svg:x1="13.9cm" svg:y1="11.039cm" svg:x2="19.7cm" svg:y2="11.039cm">
          <text:p text:style-name="P1"><text:span text:style-name="T1">StopMoveAxis()</text:span></text:p>
        </draw:line>
        <draw:custom-shape draw:style-name="gr8" draw:text-style-name="P2" draw:layer="layout" svg:width="5.649cm" svg:height="2cm" svg:x="21.851cm" svg:y="5.4cm">
          <text:p text:style-name="P1"><text:span text:style-name="T1">MoveAxis(...)</text:span></text:p>
          <text:p text:style-name="P1"><text:span text:style-name="T1">Only if selected axis is</text:span></text:p>
          <text:p text:style-name="P1"><text:span text:style-name="T1">not slewing and NO axis</text:span></text:p>
          <text:p text:style-name="P1"><text:span text:style-name="T1">is pulse guiding.</text:span></text:p>
          <draw:enhanced-geometry svg:viewBox="0 0 21600 21600" draw:mirror-horizontal="false" draw:type="line-callout-1" draw:modifiers="-13002.0530973451 33247.3763118441 -955.752212389381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2" draw:layer="layout" svg:width="6.649cm" svg:height="2cm" svg:x="22.051cm" svg:y="13.34cm">
          <text:p text:style-name="P1"><text:span text:style-name="T1">True for the requested</text:span></text:p>
          <text:p text:style-name="P1"><text:span text:style-name="T1">axis. Other axis can be</text:span></text:p>
          <text:p text:style-name="P1"><text:span text:style-name="T1">tracking or doing a MoveAxis(...)</text:span></text:p>
          <draw:enhanced-geometry svg:viewBox="0 0 21600 21600" draw:mirror-horizontal="false" draw:type="line-callout-1" draw:modifiers="-4281.02255639098 -19192.8035982009 -812.03007518797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3" draw:style-name="dp1" draw:master-page-name="Default">
        <draw:custom-shape draw:style-name="gr1" draw:text-style-name="P2" xml:id="id8" draw:id="id8" draw:layer="layout" svg:width="3cm" svg:height="3cm" svg:x="11.201cm" svg:y="8.501cm">
          <text:p text:style-name="P1"><text:span text:style-name="T1">IsConnected</text:span></text:p>
          <text:p text:style-name="P1"><text:span text:style-name="T1">== true</text:span></text:p>
          <text:p text:style-name="P1"><text:span text:style-name="T1">IsTracking</text:span></text:p>
          <text:p text:style-name="P1"><text:span text:style-name="T1">== 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4cm" svg:y1="10.7cm" svg:x2="11.3cm" svg:y2="10.7cm">
          <text:p text:style-name="P1"><text:span text:style-name="T1">Connect()</text:span></text:p>
        </draw:line>
        <draw:custom-shape draw:style-name="gr3" draw:text-style-name="P2" draw:layer="layout" svg:width="3cm" svg:height="3cm" svg:x="11.3cm" svg:y="14.201cm">
          <text:p text:style-name="P1"><text:span text:style-name="T1">IsConnected</text:span></text:p>
          <text:p text:style-name="P1"><text:span text:style-name="T1">== false</text:span></text:p>
          <text:p text:style-name="P1"><text:span text:style-name="T1">IsParked</text:span></text:p>
          <text:p text:style-name="P1"><text:span text:style-name="T1">== 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4cm" svg:y1="11.4cm" svg:x2="13.4cm" svg:y2="14.3cm">
          <text:p text:style-name="P1"><text:span text:style-name="T1">Park()</text:span></text:p>
        </draw:line>
        <draw:custom-shape draw:style-name="gr3" draw:text-style-name="P2" xml:id="id9" draw:id="id9" draw:layer="layout" svg:width="3cm" svg:height="3cm" svg:x="5.3cm" svg:y="8.601cm">
          <text:p text:style-name="P1"><text:span text:style-name="T1">IsConnected</text:span></text:p>
          <text:p text:style-name="P1"><text:span text:style-name="T1">== fal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2cm" svg:y1="14.3cm" svg:x2="12.2cm" svg:y2="11.4cm">
          <text:p text:style-name="P1"><text:span text:style-name="T1">Connect()</text:span></text:p>
        </draw:line>
        <draw:line draw:style-name="gr4" draw:text-style-name="P2" draw:layer="layout" svg:x1="8.4cm" svg:y1="9.439cm" svg:x2="11.3cm" svg:y2="9.439cm">
          <text:p text:style-name="P1"><text:span text:style-name="T1">Disonnect()</text:span></text:p>
        </draw:line>
        <draw:custom-shape draw:style-name="gr1" draw:text-style-name="P2" xml:id="id7" draw:id="id7" draw:layer="layout" svg:width="3cm" svg:height="3cm" svg:x="19.302cm" svg:y="8.502cm">
          <text:p text:style-name="P1"><text:span text:style-name="T1">IsPulseGuiding</text:span></text:p>
          <text:p text:style-name="P1"><text:span text:style-name="T1">== 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9cm" svg:y1="8.9cm" svg:x2="19.7cm" svg:y2="8.9cm">
          <text:p text:style-name="P1"><text:span text:style-name="T1">PulseGuide(...)</text:span></text:p>
        </draw:line>
        <draw:connector draw:style-name="gr5" draw:text-style-name="P2" draw:layer="layout" draw:type="curve" draw:line-skew="-1.625cm" svg:x1="20.802cm" svg:y1="8.502cm" svg:x2="12.701cm" svg:y2="8.501cm" draw:start-shape="id7" draw:start-glue-point="4" draw:end-shape="id8" svg:d="M20802 8502c0-3190-8101-3190-8101-1" svg:viewBox="0 0 8102 2394">
          <text:p text:style-name="P1"><text:span text:style-name="T1">AbortSlew()</text:span></text:p>
        </draw:connector>
        <draw:line draw:style-name="gr4" draw:text-style-name="P2" draw:layer="layout" svg:x1="14cm" svg:y1="14.6cm" svg:x2="19.9cm" svg:y2="11cm">
          <text:p text:style-name="P1"><text:span text:style-name="T1">Park()</text:span></text:p>
        </draw:line>
        <draw:connector draw:style-name="gr6" draw:text-style-name="P3" draw:layer="layout" draw:type="curve" draw:line-skew="-2.626cm" svg:x1="20.802cm" svg:y1="8.502cm" svg:x2="6.8cm" svg:y2="8.601cm" draw:start-shape="id7" draw:start-glue-point="4" draw:end-shape="id9" draw:end-glue-point="4" svg:d="M20802 8502c0-4690-14002-4740-14002 99" svg:viewBox="0 0 14003 3624">
          <text:p text:style-name="P1"><text:span text:style-name="T1">Disconnect()</text:span></text:p>
        </draw:connector>
        <draw:line draw:style-name="gr4" draw:text-style-name="P2" draw:layer="layout" svg:x1="13.9cm" svg:y1="11.039cm" svg:x2="19.7cm" svg:y2="11.039cm">
          <text:p text:style-name="P1"><text:span text:style-name="T1">ResumeTracking(...)</text:span></text:p>
        </draw:line>
        <draw:custom-shape draw:style-name="gr7" draw:text-style-name="P2" draw:layer="layout" svg:width="5.249cm" svg:height="2cm" svg:x="21.251cm" svg:y="5.44cm">
          <text:p text:style-name="P1"><text:span text:style-name="T1">PulseGuide...</text:span></text:p>
          <text:p text:style-name="P1"><text:span text:style-name="T1">Only if no axis is slewing</text:span></text:p>
          <draw:enhanced-geometry svg:viewBox="0 0 21600 21600" draw:mirror-horizontal="false" draw:type="line-callout-1" draw:modifiers="-13992.6857142857 33258.1709145427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2" draw:layer="layout" svg:width="5.249cm" svg:height="2cm" svg:x="21.6cm" svg:y="15.3cm">
          <text:p text:style-name="P1"><text:span text:style-name="T1">True for the selected axis.</text:span></text:p>
          <text:p text:style-name="P1"><text:span text:style-name="T1">Other axis can be tracking</text:span></text:p>
          <text:p text:style-name="P1"><text:span text:style-name="T1">or pulse guiding.</text:span></text:p>
          <draw:enhanced-geometry svg:viewBox="0 0 21600 21600" draw:mirror-horizontal="false" draw:type="line-callout-1" draw:modifiers="-2744.22857142857 -41073.4632683658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10" draw:text-style-name="P4" draw:layer="layout" draw:type="curve" draw:line-skew="4.263cm" svg:x1="21.863cm" svg:y1="11.063cm" svg:x2="21.863cm" svg:y2="8.941cm" draw:start-shape="id7" draw:start-glue-point="9" draw:end-shape="id7" draw:end-glue-point="11" svg:d="M21863 11063c7806 0 7806-2122 0-2122" svg:viewBox="0 0 5856 2123">
          <text:p text:style-name="P1"><text:span text:style-name="T2">PulseGuide(...)</text:span></text:p>
        </draw:connector>
        <draw:custom-shape draw:style-name="gr11" draw:text-style-name="P2" draw:layer="layout" svg:width="5.549cm" svg:height="3.5cm" svg:x="23.151cm" svg:y="11.5cm">
          <text:p text:style-name="P1"><text:span text:style-name="T1">PulseGuide...</text:span></text:p>
          <text:p text:style-name="P1"><text:span text:style-name="T1">New PulseGuide(...) on a</text:span></text:p>
          <text:p text:style-name="P1"><text:span text:style-name="T1">pulse guiding axis issues</text:span></text:p>
          <text:p text:style-name="P1"><text:span text:style-name="T1">an AbortSlew() on that</text:span></text:p>
          <text:p text:style-name="P1"><text:span text:style-name="T1">axis and a new pulse guide</text:span></text:p>
          <text:p text:style-name="P1"><text:span text:style-name="T1">in the specified direction and</text:span></text:p>
          <text:p text:style-name="P1"><text:span text:style-name="T1">duration requested.</text:span></text:p>
          <draw:enhanced-geometry svg:viewBox="0 0 21600 21600" draw:mirror-horizontal="false" draw:type="line-callout-1" draw:modifiers="-1996.54054054054 -2930.5912596401 -972.972972972973 3411.8251928020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20:49:28.037000000</meta:creation-date>
    <dc:date>2017-11-16T04:19:39.134000000</dc:date>
    <meta:editing-duration>PT36M48S</meta:editing-duration>
    <meta:editing-cycles>6</meta:editing-cycles>
    <meta:generator>LibreOffice/5.1.1.3$Windows_x86 LibreOffice_project/89f508ef3ecebd2cfb8e1def0f0ba9a803b88a6d</meta:generator>
    <meta:document-statistic meta:object-count="48"/>
  </office:meta>
</office:document-meta>
</file>